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7fb5" officeooo:paragraph-rsid="000d7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94558278755280">
          <table:table-cell table:style-name="Table1.A1" office:value-type="string">
            <text:p text:style-name="P1">Story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  <table:table-row table:style-name="TableLine945582787552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582787552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582787552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582787552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582787552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05:37:40.578150766</meta:creation-date>
    <dc:date>2021-09-21T05:39:43.669649986</dc:date>
    <meta:editing-duration>PT2M3S</meta:editing-duration>
    <meta:editing-cycles>1</meta:editing-cycles>
    <meta:document-statistic meta:table-count="1" meta:image-count="0" meta:object-count="0" meta:page-count="1" meta:paragraph-count="1" meta:word-count="2" meta:character-count="7" meta:non-whitespace-character-count="6"/>
    <meta:generator>LibreOffice/7.1.5.2$Linux_X86_64 LibreOffice_project/10$Build-2</meta:generator>
  </office:meta>
</office:document-meta>
</file>